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92mm"/>
    </style:style>
    <style:style style:name="co2" style:family="table-column">
      <style:table-column-properties fo:break-before="auto" style:column-width="10.34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stance_to_optimum_100" table:style-name="ta1">
        <table:shapes>
          <draw:frame draw:z-index="0" draw:style-name="gr1" draw:text-style-name="P1" svg:width="124.91mm" svg:height="60.56mm" svg:x="81.99mm" svg:y="4.52mm">
            <draw:object draw:notify-on-update-of-ranges="distance_to_optimum_100.N3:distance_to_optimum_100.N12 distance_to_optimum_100.C2:distance_to_optimum_100.C2 distance_to_optimum_100.C3:distance_to_optimum_100.C12 distance_to_optimum_100.C18:distance_to_optimum_100.C18 distance_to_optimum_100.C19:distance_to_optimum_100.C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4.38mm" svg:height="56.82mm" svg:x="109.49mm" svg:y="68.27mm">
            <draw:object draw:notify-on-update-of-ranges="distance_to_optimum_100.A2:distance_to_optimum_100.A2 distance_to_optimum_100.A3:distance_to_optimum_100.A12 distance_to_optimum_100.N3:distance_to_optimum_100.N12 distance_to_optimum_100.A18:distance_to_optimum_100.A18 distance_to_optimum_100.A19:distance_to_optimum_100.A28 distance_to_optimum_100.N3:distance_to_optimum_100.N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WS-LS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TIME WS-LS</text:p>
          </table:table-cell>
          <table:table-cell table:number-columns-repeated="11"/>
        </table:table-row>
        <table:table-row table:style-name="ro1">
          <table:table-cell table:style-name="ce1" office:value-type="float" office:value="882.143" calcext:value-type="float">
            <text:p>882,1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8441" calcext:value-type="float">
            <text:p>0,018441</text:p>
          </table:table-cell>
          <table:table-cell table:number-columns-repeated="10"/>
          <table:table-cell office:value-type="string" calcext:value-type="string">
            <text:p>A-T0</text:p>
          </table:table-cell>
        </table:table-row>
        <table:table-row table:style-name="ro1">
          <table:table-cell table:style-name="ce1" office:value-type="float" office:value="2474.46" calcext:value-type="float">
            <text:p>2474,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1674" calcext:value-type="float">
            <text:p>0,021674</text:p>
          </table:table-cell>
          <table:table-cell table:number-columns-repeated="10"/>
          <table:table-cell office:value-type="string" calcext:value-type="string">
            <text:p>A-T1</text:p>
          </table:table-cell>
        </table:table-row>
        <table:table-row table:style-name="ro1">
          <table:table-cell table:style-name="ce1" office:value-type="float" office:value="2311.71" calcext:value-type="float">
            <text:p>2311,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8047" calcext:value-type="float">
            <text:p>0,008047</text:p>
          </table:table-cell>
          <table:table-cell table:number-columns-repeated="10"/>
          <table:table-cell office:value-type="string" calcext:value-type="string">
            <text:p>A-T2</text:p>
          </table:table-cell>
        </table:table-row>
        <table:table-row table:style-name="ro1">
          <table:table-cell table:style-name="ce1" office:value-type="float" office:value="1670.67" calcext:value-type="float">
            <text:p>1670,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1354" calcext:value-type="float">
            <text:p>0,021354</text:p>
          </table:table-cell>
          <table:table-cell table:number-columns-repeated="10"/>
          <table:table-cell office:value-type="string" calcext:value-type="string">
            <text:p>A-T3</text:p>
          </table:table-cell>
        </table:table-row>
        <table:table-row table:style-name="ro1">
          <table:table-cell table:style-name="ce1" office:value-type="float" office:value="169.118" calcext:value-type="float">
            <text:p>169,1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5548" calcext:value-type="float">
            <text:p>0,015548</text:p>
          </table:table-cell>
          <table:table-cell table:number-columns-repeated="10"/>
          <table:table-cell office:value-type="string" calcext:value-type="string">
            <text:p>A-T4</text:p>
          </table:table-cell>
        </table:table-row>
        <table:table-row table:style-name="ro1">
          <table:table-cell table:style-name="ce1" office:value-type="float" office:value="1528.41" calcext:value-type="float">
            <text:p>1528,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6726" calcext:value-type="float">
            <text:p>0,026726</text:p>
          </table:table-cell>
          <table:table-cell table:number-columns-repeated="10"/>
          <table:table-cell office:value-type="string" calcext:value-type="string">
            <text:p>A-T5</text:p>
          </table:table-cell>
        </table:table-row>
        <table:table-row table:style-name="ro1">
          <table:table-cell table:style-name="ce1" office:value-type="float" office:value="1049.62" calcext:value-type="float">
            <text:p>1049,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1852" calcext:value-type="float">
            <text:p>0,021852</text:p>
          </table:table-cell>
          <table:table-cell table:number-columns-repeated="10"/>
          <table:table-cell office:value-type="string" calcext:value-type="string">
            <text:p>A-T6</text:p>
          </table:table-cell>
        </table:table-row>
        <table:table-row table:style-name="ro1">
          <table:table-cell table:style-name="ce1" office:value-type="float" office:value="1534.41" calcext:value-type="float">
            <text:p>1534,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30372" calcext:value-type="float">
            <text:p>0,030372</text:p>
          </table:table-cell>
          <table:table-cell table:number-columns-repeated="10"/>
          <table:table-cell office:value-type="string" calcext:value-type="string">
            <text:p>A-T7</text:p>
          </table:table-cell>
        </table:table-row>
        <table:table-row table:style-name="ro1">
          <table:table-cell table:style-name="ce1" office:value-type="float" office:value="2413.9" calcext:value-type="float">
            <text:p>2413,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119" calcext:value-type="float">
            <text:p>0,02119</text:p>
          </table:table-cell>
          <table:table-cell table:number-columns-repeated="10"/>
          <table:table-cell office:value-type="string" calcext:value-type="string">
            <text:p>A-T8</text:p>
          </table:table-cell>
        </table:table-row>
        <table:table-row table:style-name="ro1">
          <table:table-cell table:style-name="ce1" office:value-type="float" office:value="894.549" calcext:value-type="float">
            <text:p>894,5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8055" calcext:value-type="float">
            <text:p>0,018055</text:p>
          </table:table-cell>
          <table:table-cell table:number-columns-repeated="10"/>
          <table:table-cell office:value-type="string" calcext:value-type="string">
            <text:p>A-T9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10"/>
        </table:table-row>
        <table:table-row table:style-name="ro1">
          <table:table-cell office:value-type="string" calcext:value-type="string">
            <text:p>Matrice des objectives :</text:p>
          </table:table-cell>
          <table:table-cell table:number-columns-repeated="13"/>
        </table:table-row>
        <table:table-row table:style-name="ro1">
          <table:table-cell office:value-type="float" office:value="0.2" calcext:value-type="float">
            <text:p>0,2</text:p>
          </table:table-cell>
          <table:table-cell table:number-columns-repeated="13"/>
        </table:table-row>
        <table:table-row table:style-name="ro1">
          <table:table-cell office:value-type="float" office:value="0.8" calcext:value-type="float">
            <text:p>0,8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LS</text:p>
          </table:table-cell>
          <table:table-cell/>
          <table:table-cell office:value-type="string" calcext:value-type="string">
            <text:p>TIME PLS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485347" calcext:value-type="float">
            <text:p>0,485347</text:p>
          </table:table-cell>
          <table:table-cell table:number-columns-repeated="11"/>
        </table:table-row>
        <table:table-row table:style-name="ro1">
          <table:table-cell office:value-type="float" office:value="94.2019" calcext:value-type="float">
            <text:p>94,2019</text:p>
          </table:table-cell>
          <table:table-cell office:value-type="float" office:value="0" calcext:value-type="float">
            <text:p>0</text:p>
          </table:table-cell>
          <table:table-cell office:value-type="float" office:value="0.78085" calcext:value-type="float">
            <text:p>0,78085</text:p>
          </table:table-cell>
          <table:table-cell table:number-columns-repeated="11"/>
        </table:table-row>
        <table:table-row table:style-name="ro1">
          <table:table-cell office:value-type="float" office:value="798.902" calcext:value-type="float">
            <text:p>798,902</text:p>
          </table:table-cell>
          <table:table-cell office:value-type="float" office:value="0" calcext:value-type="float">
            <text:p>0</text:p>
          </table:table-cell>
          <table:table-cell office:value-type="float" office:value="0.617604" calcext:value-type="float">
            <text:p>0,617604</text:p>
          </table:table-cell>
          <table:table-cell table:number-columns-repeated="11"/>
        </table:table-row>
        <table:table-row table:style-name="ro1">
          <table:table-cell office:value-type="float" office:value="354.198" calcext:value-type="float">
            <text:p>354,198</text:p>
          </table:table-cell>
          <table:table-cell office:value-type="float" office:value="0" calcext:value-type="float">
            <text:p>0</text:p>
          </table:table-cell>
          <table:table-cell office:value-type="float" office:value="0.740484" calcext:value-type="float">
            <text:p>0,740484</text:p>
          </table:table-cell>
          <table:table-cell table:number-columns-repeated="11"/>
        </table:table-row>
        <table:table-row table:style-name="ro1">
          <table:table-cell office:value-type="float" office:value="169.118" calcext:value-type="float">
            <text:p>169,118</text:p>
          </table:table-cell>
          <table:table-cell office:value-type="float" office:value="0" calcext:value-type="float">
            <text:p>0</text:p>
          </table:table-cell>
          <table:table-cell office:value-type="float" office:value="0.415656" calcext:value-type="float">
            <text:p>0,415656</text:p>
          </table:table-cell>
          <table:table-cell table:number-columns-repeated="11"/>
        </table:table-row>
        <table:table-row table:style-name="ro1">
          <table:table-cell office:value-type="float" office:value="647.636" calcext:value-type="float">
            <text:p>647,636</text:p>
          </table:table-cell>
          <table:table-cell office:value-type="float" office:value="0" calcext:value-type="float">
            <text:p>0</text:p>
          </table:table-cell>
          <table:table-cell office:value-type="float" office:value="0.730528" calcext:value-type="float">
            <text:p>0,730528</text:p>
          </table:table-cell>
          <table:table-cell table:number-columns-repeated="11"/>
        </table:table-row>
        <table:table-row table:style-name="ro1">
          <table:table-cell office:value-type="float" office:value="144.201" calcext:value-type="float">
            <text:p>144,201</text:p>
          </table:table-cell>
          <table:table-cell office:value-type="float" office:value="0" calcext:value-type="float">
            <text:p>0</text:p>
          </table:table-cell>
          <table:table-cell office:value-type="float" office:value="0.970788" calcext:value-type="float">
            <text:p>0,970788</text:p>
          </table:table-cell>
          <table:table-cell table:number-columns-repeated="11"/>
        </table:table-row>
        <table:table-row table:style-name="ro1">
          <table:table-cell office:value-type="float" office:value="954.143" calcext:value-type="float">
            <text:p>954,143</text:p>
          </table:table-cell>
          <table:table-cell office:value-type="float" office:value="0" calcext:value-type="float">
            <text:p>0</text:p>
          </table:table-cell>
          <table:table-cell office:value-type="float" office:value="0.792" calcext:value-type="float">
            <text:p>0,792</text:p>
          </table:table-cell>
          <table:table-cell table:number-columns-repeated="11"/>
        </table:table-row>
        <table:table-row table:style-name="ro1">
          <table:table-cell office:value-type="float" office:value="311.13" calcext:value-type="float">
            <text:p>311,13</text:p>
          </table:table-cell>
          <table:table-cell office:value-type="float" office:value="0" calcext:value-type="float">
            <text:p>0</text:p>
          </table:table-cell>
          <table:table-cell office:value-type="float" office:value="0.923022" calcext:value-type="float">
            <text:p>0,923022</text:p>
          </table:table-cell>
          <table:table-cell table:number-columns-repeated="11"/>
        </table:table-row>
        <table:table-row table:style-name="ro1">
          <table:table-cell office:value-type="float" office:value="258.124" calcext:value-type="float">
            <text:p>258,124</text:p>
          </table:table-cell>
          <table:table-cell office:value-type="float" office:value="0" calcext:value-type="float">
            <text:p>0</text:p>
          </table:table-cell>
          <table:table-cell office:value-type="float" office:value="0.374291" calcext:value-type="float">
            <text:p>0,374291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Matrice des objectives 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3"/>1,000000 0,000000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<text:s text:c="3"/>0,000000 1,000000 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3T08:42:05.665410703</dc:date>
    <meta:editing-duration>PT36M55S</meta:editing-duration>
    <meta:editing-cycles>3</meta:editing-cycles>
    <meta:generator>LibreOffice/6.0.3.2$Linux_X86_64 LibreOffice_project/00m0$Build-2</meta:generator>
    <meta:document-statistic meta:table-count="1" meta:cell-count="8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92cm" svg:height="6.057cm" xlink:href=".." xlink:type="simple" chart:class="chart:scatter" chart:style-name="ch1">
        <chart:title svg:x="1.678cm" svg:y="0.256cm" chart:style-name="ch2">
          <text:p>Execution time (PLS, WS) type A (100 items)</text:p>
        </chart:title>
        <chart:legend chart:legend-position="end" svg:x="9.7cm" svg:y="2.559cm" style:legend-expansion="high" chart:style-name="ch3"/>
        <chart:plot-area chart:style-name="ch4" table:cell-range-address="distance_to_optimum_100.N3:distance_to_optimum_100.N12 distance_to_optimum_100.C2:distance_to_optimum_100.C12 distance_to_optimum_100.C18:distance_to_optimum_100.C28" chart:data-source-has-labels="both" svg:x="0.838cm" svg:y="0.751cm" svg:width="9.264cm" svg:height="4.743cm">
          <chartooo:coordinate-region svg:x="1.565cm" svg:y="0.912cm" svg:width="8.35cm" svg:height="4.014cm"/>
          <chart:axis chart:dimension="x" chart:name="primary-x" chart:style-name="ch5" chartooo:axis-type="auto">
            <chart:title svg:x="4.725cm" svg:y="5.549cm" chart:style-name="ch6">
              <text:p>instances</text:p>
            </chart:title>
            <chart:categories table:cell-range-address="distance_to_optimum_100.N3:distance_to_optimum_100.N12"/>
          </chart:axis>
          <chart:axis chart:dimension="y" chart:name="primary-y" chart:style-name="ch5">
            <chart:title svg:x="0.081cm" svg:y="3.88cm" chart:style-name="ch7">
              <text:p>time (sec)</text:p>
            </chart:title>
            <chart:grid chart:style-name="ch8" chart:class="major"/>
          </chart:axis>
          <chart:series chart:style-name="ch9" chart:values-cell-range-address="distance_to_optimum_100.C3:distance_to_optimum_100.C12" chart:label-cell-address="distance_to_optimum_100.C2:distance_to_optimum_100.C2" chart:class="chart:scatter">
            <chart:data-point chart:repeated="10"/>
          </chart:series>
          <chart:series chart:style-name="ch10" chart:values-cell-range-address="distance_to_optimum_100.C19:distance_to_optimum_100.C28" chart:label-cell-address="distance_to_optimum_100.C18:distance_to_optimum_100.C18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WS-LS</text:p>
                <draw:g>
                  <svg:desc>distance_to_optimum_100.C2:distance_to_optimum_100.C2</svg:desc>
                </draw:g>
              </table:table-cell>
              <table:table-cell office:value-type="string">
                <text:p>TIME PLS</text:p>
                <draw:g>
                  <svg:desc>distance_to_optimum_100.C18:distance_to_optimum_100.C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-T0</text:p>
                <draw:g>
                  <svg:desc>distance_to_optimum_100.N3:distance_to_optimum_100.N12</svg:desc>
                </draw:g>
              </table:table-cell>
              <table:table-cell office:value-type="float" office:value="0.018441">
                <text:p>0.018441</text:p>
                <draw:g>
                  <svg:desc>distance_to_optimum_100.C3:distance_to_optimum_100.C12</svg:desc>
                </draw:g>
              </table:table-cell>
              <table:table-cell office:value-type="float" office:value="0.485347">
                <text:p>0.485347</text:p>
                <draw:g>
                  <svg:desc>distance_to_optimum_100.C19:distance_to_optimum_100.C28</svg:desc>
                </draw:g>
              </table:table-cell>
            </table:table-row>
            <table:table-row>
              <table:table-cell office:value-type="string">
                <text:p>A-T1</text:p>
              </table:table-cell>
              <table:table-cell office:value-type="float" office:value="0.021674">
                <text:p>0.021674</text:p>
              </table:table-cell>
              <table:table-cell office:value-type="float" office:value="0.78085">
                <text:p>0.78085</text:p>
              </table:table-cell>
            </table:table-row>
            <table:table-row>
              <table:table-cell office:value-type="string">
                <text:p>A-T2</text:p>
              </table:table-cell>
              <table:table-cell office:value-type="float" office:value="0.008047">
                <text:p>0.008047</text:p>
              </table:table-cell>
              <table:table-cell office:value-type="float" office:value="0.617604">
                <text:p>0.617604</text:p>
              </table:table-cell>
            </table:table-row>
            <table:table-row>
              <table:table-cell office:value-type="string">
                <text:p>A-T3</text:p>
              </table:table-cell>
              <table:table-cell office:value-type="float" office:value="0.021354">
                <text:p>0.021354</text:p>
              </table:table-cell>
              <table:table-cell office:value-type="float" office:value="0.740484">
                <text:p>0.740484</text:p>
              </table:table-cell>
            </table:table-row>
            <table:table-row>
              <table:table-cell office:value-type="string">
                <text:p>A-T4</text:p>
              </table:table-cell>
              <table:table-cell office:value-type="float" office:value="0.015548">
                <text:p>0.015548</text:p>
              </table:table-cell>
              <table:table-cell office:value-type="float" office:value="0.415656">
                <text:p>0.415656</text:p>
              </table:table-cell>
            </table:table-row>
            <table:table-row>
              <table:table-cell office:value-type="string">
                <text:p>A-T5</text:p>
              </table:table-cell>
              <table:table-cell office:value-type="float" office:value="0.026726">
                <text:p>0.026726</text:p>
              </table:table-cell>
              <table:table-cell office:value-type="float" office:value="0.730528">
                <text:p>0.730528</text:p>
              </table:table-cell>
            </table:table-row>
            <table:table-row>
              <table:table-cell office:value-type="string">
                <text:p>A-T6</text:p>
              </table:table-cell>
              <table:table-cell office:value-type="float" office:value="0.021852">
                <text:p>0.021852</text:p>
              </table:table-cell>
              <table:table-cell office:value-type="float" office:value="0.970788">
                <text:p>0.970788</text:p>
              </table:table-cell>
            </table:table-row>
            <table:table-row>
              <table:table-cell office:value-type="string">
                <text:p>A-T7</text:p>
              </table:table-cell>
              <table:table-cell office:value-type="float" office:value="0.030372">
                <text:p>0.030372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string">
                <text:p>A-T8</text:p>
              </table:table-cell>
              <table:table-cell office:value-type="float" office:value="0.02119">
                <text:p>0.02119</text:p>
              </table:table-cell>
              <table:table-cell office:value-type="float" office:value="0.923022">
                <text:p>0.923022</text:p>
              </table:table-cell>
            </table:table-row>
            <table:table-row>
              <table:table-cell office:value-type="string">
                <text:p>A-T9</text:p>
              </table:table-cell>
              <table:table-cell office:value-type="float" office:value="0.018055">
                <text:p>0.018055</text:p>
              </table:table-cell>
              <table:table-cell office:value-type="float" office:value="0.374291">
                <text:p>0.3742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439cm" svg:height="5.683cm" xlink:href=".." xlink:type="simple" chart:class="chart:scatter" chart:style-name="ch1">
        <chart:title svg:x="0.789cm" svg:y="0.248cm" chart:style-name="ch2">
          <text:p>euclidien distance to optimal point</text:p>
        </chart:title>
        <chart:legend chart:legend-position="end" svg:x="6.599cm" svg:y="2.372cm" style:legend-expansion="high" chart:style-name="ch3"/>
        <chart:plot-area chart:style-name="ch4" table:cell-range-address="distance_to_optimum_100.N3:distance_to_optimum_100.N12 distance_to_optimum_100.A2:distance_to_optimum_100.A12 distance_to_optimum_100.A18:distance_to_optimum_100.A28" chart:data-source-has-labels="row" svg:x="-0.129cm" svg:y="0.859cm" svg:width="7.1cm" svg:height="4.866cm">
          <chartooo:coordinate-region svg:x="0.863cm" svg:y="1.019cm" svg:width="5.921cm" svg:height="4.138cm"/>
          <chart:axis chart:dimension="x" chart:name="primary-x" chart:style-name="ch5">
            <chart:title svg:x="2.676cm" svg:y="5.175cm" chart:style-name="ch6">
              <text:p>instances</text:p>
            </chart:title>
          </chart:axis>
          <chart:axis chart:dimension="y" chart:name="primary-y" chart:style-name="ch5">
            <chart:title svg:x="0cm" svg:y="3.958cm" chart:style-name="ch7">
              <text:p>distance</text:p>
            </chart:title>
            <chart:grid chart:style-name="ch8" chart:class="major"/>
          </chart:axis>
          <chart:series chart:style-name="ch9" chart:values-cell-range-address="distance_to_optimum_100.A3:distance_to_optimum_100.A12" chart:label-cell-address="distance_to_optimum_100.A2:distance_to_optimum_100.A2" chart:class="chart:scatter">
            <chart:domain table:cell-range-address="distance_to_optimum_100.N3:distance_to_optimum_100.N12"/>
            <chart:data-point chart:repeated="10"/>
          </chart:series>
          <chart:series chart:style-name="ch10" chart:values-cell-range-address="distance_to_optimum_100.A19:distance_to_optimum_100.A28" chart:label-cell-address="distance_to_optimum_100.A18:distance_to_optimum_100.A18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N</text:p>
              </table:table-cell>
              <table:table-cell office:value-type="string">
                <text:p>WS-LS</text:p>
                <draw:g>
                  <svg:desc>distance_to_optimum_100.A2:distance_to_optimum_100.A2</svg:desc>
                </draw:g>
              </table:table-cell>
              <table:table-cell office:value-type="string">
                <text:p>PLS</text:p>
                <draw:g>
                  <svg:desc>distance_to_optimum_100.A18:distance_to_optimum_100.A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distance_to_optimum_100.N3:distance_to_optimum_100.N12</svg:desc>
                </draw:g>
              </table:table-cell>
              <table:table-cell office:value-type="float" office:value="882.143">
                <text:p>882.143</text:p>
                <draw:g>
                  <svg:desc>distance_to_optimum_100.A3:distance_to_optimum_100.A12</svg:desc>
                </draw:g>
              </table:table-cell>
              <table:table-cell office:value-type="float" office:value="0">
                <text:p>0</text:p>
                <draw:g>
                  <svg:desc>distance_to_optimum_100.A19:distance_to_optimum_100.A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74.46">
                <text:p>2474.46</text:p>
              </table:table-cell>
              <table:table-cell office:value-type="float" office:value="94.2019">
                <text:p>94.2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311.71">
                <text:p>2311.71</text:p>
              </table:table-cell>
              <table:table-cell office:value-type="float" office:value="798.902">
                <text:p>798.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70.67">
                <text:p>1670.67</text:p>
              </table:table-cell>
              <table:table-cell office:value-type="float" office:value="354.198">
                <text:p>354.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69.118">
                <text:p>169.118</text:p>
              </table:table-cell>
              <table:table-cell office:value-type="float" office:value="169.118">
                <text:p>169.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28.41">
                <text:p>1528.41</text:p>
              </table:table-cell>
              <table:table-cell office:value-type="float" office:value="647.636">
                <text:p>647.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49.62">
                <text:p>1049.62</text:p>
              </table:table-cell>
              <table:table-cell office:value-type="float" office:value="144.201">
                <text:p>144.2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534.41">
                <text:p>1534.41</text:p>
              </table:table-cell>
              <table:table-cell office:value-type="float" office:value="954.143">
                <text:p>954.1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413.9">
                <text:p>2413.9</text:p>
              </table:table-cell>
              <table:table-cell office:value-type="float" office:value="311.13">
                <text:p>311.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94.549">
                <text:p>894.549</text:p>
              </table:table-cell>
              <table:table-cell office:value-type="float" office:value="258.124">
                <text:p>258.1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